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text-properties officeooo:rsid="0005fbd8" officeooo:paragraph-rsid="0005fbd8"/>
    </style:style>
    <style:style style:name="P2" style:family="paragraph" style:parent-style-name="Standard">
      <style:text-properties officeooo:rsid="0005fbd8" officeooo:paragraph-rsid="0005fbd8"/>
    </style:style>
    <style:style style:name="P3" style:family="paragraph" style:parent-style-name="Standard">
      <style:text-properties officeooo:rsid="00075d3c" officeooo:paragraph-rsid="00075d3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Определение ограниченного сверху множества</text:p>
      <text:p text:style-name="P1">Определение ограниченного снизу множества</text:p>
      <text:p text:style-name="P1">Определение ограниченного множества</text:p>
      <text:p text:style-name="P1">Определение верхней грани множества</text:p>
      <text:p text:style-name="P1">Определение нижней грани множества</text:p>
      <text:p text:style-name="P1">3 свойства граней</text:p>
      <text:p text:style-name="P1"/>
      <text:p text:style-name="P1">Теорема о существовании верхней грани</text:p>
      <text:p text:style-name="P1">Теорема о существовании нижней грани</text:p>
      <text:p text:style-name="P1"/>
      <text:p text:style-name="P1">Определение эквивалентности</text:p>
      <text:p text:style-name="P1">Определение счётного множества</text:p>
      <text:p text:style-name="P1">Теорема о бесконечном подмножестве счётного множества</text:p>
      <text:p text:style-name="P1">Теорема об объединении последовательности счётных множеств</text:p>
      <text:p text:style-name="P1"/>
      <text:p text:style-name="P1">Теорема о несчётности интервала</text:p>
      <text:p text:style-name="P1">Определение множества мощности континуум</text:p>
      <text:p text:style-name="P1"/>
      <text:p text:style-name="P1">Определение последовательности</text:p>
      <text:p text:style-name="P1">Определение ограниченной сверху последовательности</text:p>
      <text:p text:style-name="P1">Определение ограниченной снизу последовательности</text:p>
      <text:p text:style-name="P1">Определение ограниченной последовательности</text:p>
      <text:p text:style-name="P1">Достаточное условие ограниченности последовательности</text:p>
      <text:p text:style-name="P1"/>
      <text:p text:style-name="P1">Определение бесконечно малой последовательности</text:p>
      <text:p text:style-name="P1">Теорема об арифметических действиях над бесконечно малыми последовательностями</text:p>
      <text:p text:style-name="P1"/>
      <text:p text:style-name="P1">Определение положительно бесконечно большой последовательности</text:p>
      <text:p text:style-name="P1">Определение отрицательно бесконечно большой последовательности</text:p>
      <text:p text:style-name="P1">Определение бесконечно большой последовательности</text:p>
      <text:p text:style-name="P1">Теорема о связи бесконечно больших и бесконечно малых</text:p>
      <text:p text:style-name="P1"/>
      <text:p text:style-name="P1">Определение сходящейся последовательности</text:p>
      <text:p text:style-name="P1">Определение расходящейся последовательности</text:p>
      <text:p text:style-name="P1">Определение предела последовательности</text:p>
      <text:p text:style-name="P1">Теорема о единственности предела</text:p>
      <text:p text:style-name="P1"/>
      <text:p text:style-name="P1">Теорема об ограниченности сходящейся последовательности</text:p>
      <text:p text:style-name="P1"/>
      <text:p text:style-name="P1">2 теоремы о порядковых свойствах предела</text:p>
      <text:p text:style-name="P1">Теорема о переходе к пределу в неравенстве</text:p>
      <text:p text:style-name="P1"/>
      <text:p text:style-name="P1">Теорема о порядковом признаке сущестования предела последовательности</text:p>
      <text:p text:style-name="P1"/>
      <text:p text:style-name="P1">Теорема об арифметических свойствах предела последовательности</text:p>
      <text:p text:style-name="P1"/>
      <text:p text:style-name="P1">Определение невозрастающей и неубывающей последовательностей</text:p>
      <text:p text:style-name="P1">Теорема Вейерштрасса о монотонных последовательностях</text:p>
      <text:p text:style-name="P1"/>
      <text:p text:style-name="P1">Лемма о вложенных отрезках</text:p>
      <text:p text:style-name="P1"/>
      <text:p text:style-name="P1">Определение подпоследовательности последовательности</text:p>
      <text:p text:style-name="P1"><text:soft-page-break/>Теорема о подпоследовательностях сходящейся последовательности</text:p>
      <text:p text:style-name="P1"/>
      <text:p text:style-name="P1">Определение верхнего предела последовательности</text:p>
      <text:p text:style-name="P1">Определение нижнего предела последовательности</text:p>
      <text:p text:style-name="P1"/>
      <text:p text:style-name="P1">Теорема о неофициальном порядковом свойстве верхнего и нижнего предела</text:p>
      <text:p text:style-name="P1">Теорема о неофициальном признаке сходимости последовательности</text:p>
      <text:p text:style-name="P1"/>
      <text:p text:style-name="P1">-------------------------------------------</text:p>
      <text:p text:style-name="P1"/>
      <text:p text:style-name="P1">Теорема Больцано-Вейерштрасса</text:p>
      <text:p text:style-name="P1"/>
      <text:p text:style-name="P3">Определение фундаментальной последовательности</text:p>
      <text:p text:style-name="P1">Теорема об ограниченности фундаментальных последовательностей</text:p>
      <text:p text:style-name="P1"/>
      <text:p text:style-name="P1">Критерий Коши сходимости последовательности</text:p>
      <text:p text:style-name="P1"/>
      <text:p text:style-name="P1">Определение предельной точки множества</text:p>
      <text:p text:style-name="P1">Определение предела функции по Коши</text:p>
      <text:p text:style-name="P1">Определение предела функции по Гейне</text:p>
      <text:p text:style-name="P1">Теорема об эквивалентности определений по Коши и по Гейне</text:p>
      <text:p text:style-name="P1"/>
      <text:p text:style-name="P1">-------------------------------------------</text:p>
      <text:p text:style-name="P1"/>
      <text:p text:style-name="P1">Критерий Коши существования предела функции, продолжение следует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4T12:08:59.472072071</meta:creation-date>
    <dc:date>2023-11-08T23:15:36.584281486</dc:date>
    <meta:editing-duration>P1DT18H12M33S</meta:editing-duration>
    <meta:editing-cycles>3</meta:editing-cycles>
    <meta:generator>LibreOffice/7.6.2.1$Linux_X86_64 LibreOffice_project/60$Build-1</meta:generator>
    <meta:document-statistic meta:table-count="0" meta:image-count="0" meta:object-count="0" meta:page-count="2" meta:paragraph-count="54" meta:word-count="243" meta:character-count="2487" meta:non-whitespace-character-count="2298"/>
  </office:meta>
</office:document-meta>
</file>